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0fd860"/>
    </style:style>
    <style:style style:name="P2" style:family="paragraph" style:parent-style-name="Standard">
      <style:paragraph-properties fo:text-align="justify" style:justify-single-word="false"/>
      <style:text-properties officeooo:paragraph-rsid="00119a60"/>
    </style:style>
    <style:style style:name="P3" style:family="paragraph" style:parent-style-name="Standard">
      <style:paragraph-properties fo:text-align="justify" style:justify-single-word="false"/>
      <style:text-properties officeooo:paragraph-rsid="00155b99"/>
    </style:style>
    <style:style style:name="P4" style:family="paragraph" style:parent-style-name="Standard">
      <style:paragraph-properties fo:text-align="justify" style:justify-single-word="false"/>
      <style:text-properties officeooo:paragraph-rsid="0016dd3b"/>
    </style:style>
    <style:style style:name="P5" style:family="paragraph" style:parent-style-name="Standard">
      <style:paragraph-properties fo:text-align="justify" style:justify-single-word="false"/>
      <style:text-properties officeooo:paragraph-rsid="0017a3b7"/>
    </style:style>
    <style:style style:name="P6" style:family="paragraph" style:parent-style-name="Standard">
      <style:paragraph-properties fo:text-align="justify" style:justify-single-word="false"/>
      <style:text-properties officeooo:paragraph-rsid="00194fff"/>
    </style:style>
    <style:style style:name="P7" style:family="paragraph" style:parent-style-name="Standard">
      <style:paragraph-properties fo:text-align="justify" style:justify-single-word="false"/>
      <style:text-properties officeooo:paragraph-rsid="001b18a8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c94ae" officeooo:paragraph-rsid="000fd86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c94ae" officeooo:paragraph-rsid="000fd86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576f" officeooo:paragraph-rsid="000fd86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dea6a" officeooo:paragraph-rsid="000fd86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fo:background-color="#fffff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dea6a" officeooo:paragraph-rsid="000fd8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b78e4" officeooo:paragraph-rsid="000fd8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6489f" officeooo:paragraph-rsid="000fd86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02f06" officeooo:paragraph-rsid="000fd8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5576f" officeooo:paragraph-rsid="000fd8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0dc7f" officeooo:paragraph-rsid="000fd86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fo:background-color="#ffff6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officeooo:paragraph-rsid="000fd860"/>
    </style:style>
    <style:style style:name="P28" style:family="paragraph" style:parent-style-name="Standard">
      <style:paragraph-properties fo:text-align="justify" style:justify-single-word="false"/>
      <style:text-properties fo:font-weight="normal" officeooo:paragraph-rsid="000fd86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cc5c" officeooo:paragraph-rsid="000fd86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50504" officeooo:paragraph-rsid="000fd86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19a60" officeooo:paragraph-rsid="00119a6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paragraph-rsid="000fd860" fo:background-color="#ffcc0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19a60" officeooo:paragraph-rsid="00119a60" fo:background-color="#ffff6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576f" officeooo:paragraph-rsid="000fd86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fo:background-color="#ffff00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officeooo:paragraph-rsid="000fd86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weight="bold" officeooo:paragraph-rsid="000fd860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122ba8" officeooo:paragraph-rsid="000fd860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paragraph-rsid="000fd860" fo:background-color="transparent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eaed6" officeooo:paragraph-rsid="000fd860" fo:background-color="transparent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19a60" officeooo:paragraph-rsid="00119a60" fo:background-color="#ffff66" style:font-weight-asian="bold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 fo:break-before="page"/>
      <style:text-properties fo:font-size="14pt" fo:font-weight="bold" officeooo:rsid="001dea6a" officeooo:paragraph-rsid="000fd860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13d1d2" officeooo:paragraph-rsid="000fd860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officeooo:rsid="0013d1d2" officeooo:paragraph-rsid="000fd860"/>
    </style:style>
    <style:style style:name="P48" style:family="paragraph" style:parent-style-name="Table_20_Contents">
      <style:paragraph-properties fo:text-align="justify" style:justify-single-word="false"/>
      <style:text-properties officeooo:rsid="00143135" officeooo:paragraph-rsid="000fd860"/>
    </style:style>
    <style:style style:name="P49" style:family="paragraph" style:parent-style-name="Table_20_Contents">
      <style:paragraph-properties fo:text-align="justify" style:justify-single-word="false"/>
      <style:text-properties officeooo:rsid="0014cad2" officeooo:paragraph-rsid="000fd860"/>
    </style:style>
    <style:style style:name="P50" style:family="paragraph" style:parent-style-name="Table_20_Contents">
      <style:paragraph-properties fo:text-align="justify" style:justify-single-word="false"/>
      <style:text-properties officeooo:rsid="00151845" officeooo:paragraph-rsid="000fd860"/>
    </style:style>
    <style:style style:name="P51" style:family="paragraph" style:parent-style-name="Table_20_Contents">
      <style:paragraph-properties fo:text-align="justify" style:justify-single-word="false"/>
      <style:text-properties officeooo:rsid="0016356a" officeooo:paragraph-rsid="000fd860"/>
    </style:style>
    <style:style style:name="P52" style:family="paragraph" style:parent-style-name="Table_20_Contents">
      <style:paragraph-properties fo:text-align="justify" style:justify-single-word="false"/>
      <style:text-properties officeooo:rsid="001756de" officeooo:paragraph-rsid="000fd860"/>
    </style:style>
    <style:style style:name="P53" style:family="paragraph" style:parent-style-name="Table_20_Contents">
      <style:paragraph-properties fo:text-align="justify" style:justify-single-word="false"/>
      <style:text-properties officeooo:rsid="0018d02c" officeooo:paragraph-rsid="000fd860"/>
    </style:style>
    <style:style style:name="P54" style:family="paragraph" style:parent-style-name="List_20_Heading">
      <style:paragraph-properties fo:text-align="justify" style:justify-single-word="false"/>
      <style:text-properties officeooo:paragraph-rsid="0016dd3b"/>
    </style:style>
    <style:style style:name="P55" style:family="paragraph" style:parent-style-name="Standard">
      <style:paragraph-properties fo:text-align="justify" style:justify-single-word="false"/>
      <style:text-properties officeooo:paragraph-rsid="001d3f98"/>
    </style:style>
    <style:style style:name="P56" style:family="paragraph" style:parent-style-name="Standard">
      <style:paragraph-properties fo:text-align="justify" style:justify-single-word="false"/>
      <style:text-properties officeooo:paragraph-rsid="001d4a9f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2a5a27" officeooo:paragraph-rsid="000fd860" fo:background-color="#ffffff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daef7" officeooo:paragraph-rsid="001daef7" fo:background-color="#ffffff" style:font-weight-asian="normal" style:font-weight-complex="normal"/>
    </style:style>
    <style:style style:name="P59" style:family="paragraph" style:parent-style-name="Text_20_body" style:list-style-name="L3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60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61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62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rsid="001eaed6" officeooo:paragraph-rsid="000fd860" style:font-weight-asian="normal" style:font-weight-complex="normal"/>
    </style:style>
    <style:style style:name="T1" style:family="text">
      <style:text-properties fo:font-size="12pt" fo:font-weight="bold" officeooo:rsid="0020dc7f" fo:background-color="#ffffff" loext:char-shading-value="0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36458" fo:background-color="#ffffff" loext:char-shading-value="0" style:font-size-asian="10.5pt" style:font-weight-asian="bold" style:font-size-complex="12pt" style:font-weight-complex="bold"/>
    </style:style>
    <style:style style:name="T3" style:family="text">
      <style:text-properties fo:font-size="12pt" officeooo:rsid="001dea6a" style:font-size-asian="10.5pt" style:font-size-complex="12pt"/>
    </style:style>
    <style:style style:name="T4" style:family="text">
      <style:text-properties fo:font-size="12pt" officeooo:rsid="001eaed6" style:font-size-asian="10.5pt" style:font-size-complex="12pt"/>
    </style:style>
    <style:style style:name="T5" style:family="text">
      <style:text-properties fo:font-size="12pt" fo:font-weight="normal" officeooo:rsid="000cd0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c7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5bb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cd071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6458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55b99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officeooo:rsid="001297c7"/>
    </style:style>
    <style:style style:name="T12" style:family="text">
      <style:text-properties officeooo:rsid="001eaed6"/>
    </style:style>
    <style:style style:name="T13" style:family="text">
      <style:text-properties officeooo:rsid="0020dc7f"/>
    </style:style>
    <style:style style:name="T14" style:family="text">
      <style:text-properties officeooo:rsid="0028cc5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cc5c" style:font-weight-asian="normal" style:font-weight-complex="normal"/>
    </style:style>
    <style:style style:name="T17" style:family="text">
      <style:text-properties fo:font-weight="normal" officeooo:rsid="0016def6" style:font-weight-asian="normal" style:font-weight-complex="normal"/>
    </style:style>
    <style:style style:name="T18" style:family="text">
      <style:text-properties fo:font-weight="normal" officeooo:rsid="001d4a9f" style:font-weight-asian="normal" style:font-weight-complex="normal"/>
    </style:style>
    <style:style style:name="T19" style:family="text">
      <style:text-properties fo:font-weight="normal" officeooo:rsid="0016489f" style:font-size-asian="10.5pt" style:font-weight-asian="normal" style:font-size-complex="12pt" style:font-weight-complex="normal"/>
    </style:style>
    <style:style style:name="T20" style:family="text">
      <style:text-properties fo:font-weight="normal" officeooo:rsid="0025be55" style:font-size-asian="10.5pt" style:font-weight-asian="normal" style:font-size-complex="12pt" style:font-weight-complex="normal"/>
    </style:style>
    <style:style style:name="T21" style:family="text">
      <style:text-properties fo:font-weight="normal" fo:background-color="#ffffff" loext:char-shading-value="0" style:font-weight-asian="normal" style:font-weight-complex="normal"/>
    </style:style>
    <style:style style:name="T22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23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4" style:family="text">
      <style:text-properties fo:font-weight="normal" officeooo:rsid="001b18a8" fo:background-color="#ffffff" loext:char-shading-value="0" style:font-weight-asian="normal" style:font-weight-complex="normal"/>
    </style:style>
    <style:style style:name="T25" style:family="text">
      <style:text-properties fo:font-weight="normal" officeooo:rsid="001d3f98" fo:background-color="#ffffff" loext:char-shading-value="0" style:font-weight-asian="normal" style:font-weight-complex="normal"/>
    </style:style>
    <style:style style:name="T26" style:family="text">
      <style:text-properties fo:font-weight="normal" officeooo:rsid="001d4a9f" fo:background-color="#ffffff" loext:char-shading-value="0" style:font-weight-asian="normal" style:font-weight-complex="normal"/>
    </style:style>
    <style:style style:name="T27" style:family="text">
      <style:text-properties fo:font-weight="normal" officeooo:rsid="001d4a9f" fo:background-color="#ffffff" loext:char-shading-value="0" style:font-weight-asian="normal" style:font-weight-complex="normal"/>
    </style:style>
    <style:style style:name="T28" style:family="text">
      <style:text-properties fo:font-weight="normal" officeooo:rsid="001d4a9f" fo:background-color="#ffff66" loext:char-shading-value="0" style:font-weight-asian="normal" style:font-weight-complex="normal"/>
    </style:style>
    <style:style style:name="T29" style:family="text">
      <style:text-properties officeooo:rsid="002a5a27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50504" fo:background-color="transparent" loext:char-shading-value="0"/>
    </style:style>
    <style:style style:name="T32" style:family="text">
      <style:text-properties style:font-name="Liberation Serif" officeooo:rsid="0019a812" fo:background-color="#ffff00" loext:char-shading-value="0" style:font-size-asian="12pt" style:font-size-complex="12pt"/>
    </style:style>
    <style:style style:name="T33" style:family="text">
      <style:text-properties officeooo:rsid="001b78e4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#ffffff" loext:char-shading-value="0" style:font-weight-asian="bold" style:font-weight-complex="bold"/>
    </style:style>
    <style:style style:name="T37" style:family="text">
      <style:text-properties fo:font-weight="bold" officeooo:rsid="00119a60" fo:background-color="#ffffff" loext:char-shading-value="0" style:font-weight-asian="bold" style:font-weight-complex="bold"/>
    </style:style>
    <style:style style:name="T38" style:family="text">
      <style:text-properties fo:font-weight="bold" fo:background-color="#ffffff" loext:char-shading-value="0" style:font-weight-asian="bold" style:font-weight-complex="bold"/>
    </style:style>
    <style:style style:name="T39" style:family="text">
      <style:text-properties fo:font-weight="bold" officeooo:rsid="00119a60" fo:background-color="#ffffff" loext:char-shading-value="0" style:font-weight-asian="normal" style:font-weight-complex="normal"/>
    </style:style>
    <style:style style:name="T40" style:family="text">
      <style:text-properties fo:font-weight="bold" officeooo:rsid="0016dd3b" fo:background-color="#ffffff" loext:char-shading-value="0" style:font-weight-asian="normal" style:font-weight-complex="normal"/>
    </style:style>
    <style:style style:name="T41" style:family="text">
      <style:text-properties fo:font-weight="bold" fo:background-color="#ffff66" loext:char-shading-value="0" style:font-weight-asian="bold" style:font-weight-complex="bold"/>
    </style:style>
    <style:style style:name="T42" style:family="text">
      <style:text-properties fo:font-weight="bold" officeooo:rsid="00119a60" fo:background-color="#ffff66" loext:char-shading-value="0" style:font-weight-asian="bold" style:font-weight-complex="bold"/>
    </style:style>
    <style:style style:name="T43" style:family="text">
      <style:text-properties fo:font-weight="bold" officeooo:rsid="001d4a9f" fo:background-color="#ffff66" loext:char-shading-value="0" style:font-weight-asian="bold" style:font-weight-complex="bold"/>
    </style:style>
    <style:style style:name="T44" style:family="text">
      <style:text-properties fo:font-weight="bold" officeooo:rsid="0016dd3b"/>
    </style:style>
    <style:style style:name="T45" style:family="text">
      <style:text-properties officeooo:rsid="0023060e"/>
    </style:style>
    <style:style style:name="T46" style:family="text">
      <style:text-properties officeooo:rsid="00151845"/>
    </style:style>
    <style:style style:name="T47" style:family="text">
      <style:text-properties officeooo:rsid="0016356a"/>
    </style:style>
    <style:style style:name="T48" style:family="text">
      <style:text-properties officeooo:rsid="00178d00"/>
    </style:style>
    <style:style style:name="T49" style:family="text">
      <style:text-properties officeooo:rsid="001d4a9f" fo:background-color="#ffff66" loext:char-shading-value="0"/>
    </style:style>
    <style:style style:name="T50" style:family="text">
      <style:text-properties officeooo:rsid="00136458"/>
    </style:style>
    <style:style style:name="T51" style:family="text">
      <style:text-properties officeooo:rsid="0016def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01f9e6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0535in" text:min-label-width="0.1965in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style:num-suffix="." style:num-format="1">
        <style:list-level-properties text:space-before="1.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25in" text:min-label-width="0.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1">
        <style:list-level-properties text:space-before="2.75in" text:min-label-width="0.25in"/>
      </text:list-level-style-number>
      <text:list-level-style-number text:level="9" style:num-suffix="." style:num-format="1">
        <style:list-level-properties text:space-before="3in" text:min-label-width="0.25in"/>
      </text:list-level-style-number>
      <text:list-level-style-number text:level="10" style:num-suffix="." style:num-format="1">
        <style:list-level-properties text:space-before="3.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LinkFix<text:span text:style-name="T11">er</text:span> Web Application</text:p>
      <text:p text:style-name="P9">User Manual</text:p>
      <text:p text:style-name="P43">Contents</text:p>
      <text:p text:style-name="P10"/>
      <text:p text:style-name="P16">1. Introduction</text:p>
      <text:p text:style-name="P16"><text:tab/>1.1. What is it?</text:p>
      <text:p text:style-name="P16"><text:tab/>1.2. Who can use it?</text:p>
      <text:p text:style-name="P16">2. General information</text:p>
      <text:p text:style-name="P21"><text:tab/>2.1. System overview</text:p>
      <text:p text:style-name="P21"><text:tab/>2.2. Contact</text:p>
      <text:p text:style-name="P17">3. Setting up the LinkFixer Web Application</text:p>
      <text:p text:style-name="P17"><text:tab/>3.1. <text:span text:style-name="T12">Install Xwiki</text:span></text:p>
      <text:p text:style-name="P28"><text:span text:style-name="T3"><text:tab/></text:span><text:span text:style-name="T4">3.2. </text:span>Install LinkChecker </text:p>
      <text:list xml:id="list7160377698973745727" text:style-name="L1">
        <text:list-header>
          <text:p text:style-name="P60"><text:span text:style-name="T12">3.3. </text:span>Install Curl </text:p>
        </text:list-header>
      </text:list>
      <text:list xml:id="list4925971733580823215" text:style-name="L2">
        <text:list-header>
          <text:p text:style-name="P61"><text:span text:style-name="T12">3.4. </text:span>Import LinkFixer.WebHome.xar in the XWiki </text:p>
          <text:p text:style-name="P62">3.5. User Access</text:p>
        </text:list-header>
      </text:list>
      <text:p text:style-name="P16"><text:span text:style-name="T13">4. </text:span>Using the system</text:p>
      <text:p text:style-name="P22"><text:tab/>4.1. How are the different links fixed</text:p>
      <text:p text:style-name="P1"><text:span text:style-name="T5"><text:tab/></text:span><text:span text:style-name="T6">4.2. Parameter Value </text:span><text:span text:style-name="Strong_20_Emphasis"><text:span text:style-name="T6">Include warnings</text:span></text:span></text:p>
      <text:p text:style-name="P1"><text:span text:style-name="T14"><text:tab/>4.3. </text:span><text:span text:style-name="Strong_20_Emphasis"><text:span text:style-name="T15">Output file</text:span></text:span></text:p>
      <text:p text:style-name="P1"><text:span text:style-name="Strong_20_Emphasis"><text:span text:style-name="T15"><text:tab/></text:span></text:span><text:span text:style-name="Strong_20_Emphasis"><text:span text:style-name="T17">4.4. </text:span></text:span><text:span text:style-name="Strong_20_Emphasis"><text:span text:style-name="T15">Recursion depth</text:span></text:span></text:p>
      <text:p text:style-name="P1"><text:span text:style-name="T16"><text:tab/>4.5. </text:span><text:span text:style-name="Strong_20_Emphasis"><text:span text:style-name="T15">Number of threads</text:span></text:span></text:p>
      <text:p text:style-name="P1"><text:span text:style-name="T16"><text:tab/>4.</text:span><text:span text:style-name="T17">6</text:span><text:span text:style-name="T16">. </text:span><text:span text:style-name="Strong_20_Emphasis"><text:span text:style-name="T15">Number of noFollow links</text:span></text:span></text:p>
      <text:p text:style-name="P1"><text:span text:style-name="T16"><text:tab/>4.</text:span><text:span text:style-name="T17">7</text:span><text:span text:style-name="T16">. </text:span><text:span text:style-name="Strong_20_Emphasis"><text:span text:style-name="T15">Linkchecker result file</text:span></text:span></text:p>
      <text:p text:style-name="P1"><text:span text:style-name="T16"><text:tab/>4.</text:span><text:span text:style-name="T17">8</text:span><text:span text:style-name="T16">. </text:span><text:span text:style-name="Strong_20_Emphasis"><text:span text:style-name="T15">Domain to fix</text:span></text:span></text:p>
      <text:p text:style-name="P29"><text:tab/>4.<text:span text:style-name="T51">9</text:span>. <text:span text:style-name="T29">Submit and abort</text:span></text:p>
      <text:p text:style-name="P29"><text:tab/><text:span text:style-name="T29">4.10. LinkFix</text:span></text:p>
      <text:p text:style-name="P16"/>
      <text:p text:style-name="P43">Introduction</text:p>
      <text:p text:style-name="P16">This user guide documents t<text:span text:style-name="T11">he</text:span> use of the <text:span text:style-name="T11">LinkFixer</text:span> Web Application.</text:p>
      <text:p text:style-name="P16"/>
      <text:p text:style-name="P14">What is it?</text:p>
      <text:p text:style-name="P18">The LinkFixer Web Application implements automated fixing of broken links for XWiki CMS, fixing content and storing the necessary site documents.</text:p>
      <text:p text:style-name="P10"/>
      <text:p text:style-name="P10">Who can use it?</text:p>
      <text:p text:style-name="P16">The <text:span text:style-name="T11">LinkFixer</text:span> <text:span text:style-name="T11">Web </text:span>Application is made as such that it can be used by anybody with average computer skills. No special system administration and programming skills are required.</text:p>
      <text:p text:style-name="P43">General information</text:p>
      <text:p text:style-name="P10"/>
      <text:p text:style-name="P11">System overview</text:p>
      <text:p text:style-name="P19">The LinkFixer Web Application has the following functionalities:</text:p>
      <text:p text:style-name="P27"><text:span text:style-name="T19"><text:tab/></text:span><text:span text:style-name="T20">1</text:span><text:span text:style-name="T32">. Data entry</text:span></text:p>
      <text:p text:style-name="P35"><text:tab/>2. Reporting tables</text:p>
      <text:p text:style-name="P35"><text:tab/>3. Data Export/Import</text:p>
      <text:p text:style-name="P36"/>
      <text:p text:style-name="P37">The LinkFixer Web Application allows input of data through manual input into the entry grids.</text:p>
      <text:p text:style-name="P11"/>
      <text:p text:style-name="P11">Contact</text:p>
      <text:p text:style-name="P34">Requests for access to, inquiries on the use of the software, and comments on the design and functionalities of the application should be <text:span text:style-name="T33">written in</text:span> <text:a xlink:type="simple" xlink:href="https://github.com/EdmundsOzolins/LinkFixer/issues" text:style-name="Internet_20_link" text:visited-style-name="Visited_20_Internet_20_Link"><text:span text:style-name="T33">https://github.com/EdmundsOzolins/LinkFixer/issues</text:span></text:a><text:span text:style-name="T33"> .</text:span></text:p>
      <text:p text:style-name="P44">Setting up the LinkFixer Web Application</text:p>
      <text:p text:style-name="P12"/>
      <text:p text:style-name="P17">This chapter describes the different steps you should take to get the application up and running. </text:p>
      <text:p text:style-name="P17"/>
      <text:p text:style-name="P12"><text:s/><text:span text:style-name="T12">Install Xwiki</text:span></text:p>
      <text:p text:style-name="P20">All installation are available on the following URL: <text:a xlink:type="simple" xlink:href="https://www.xwiki.org/xwiki/bin/view/Documentation/AdminGuide/Installation/" text:style-name="Internet_20_link" text:visited-style-name="Visited_20_Internet_20_Link">https://www.xwiki.org/xwiki/bin/view/Documentation/AdminGuide/Installation/</text:a>.</text:p>
      <text:p text:style-name="P12"/>
      <text:p text:style-name="P38">Install LinkChecker </text:p>
      <text:p text:style-name="P20">All installation are available on the following URL:</text:p>
      <text:p text:style-name="P1"><text:a xlink:type="simple" xlink:href="https://github.com/wummel/linkchecker/blob/master/doc/install.txt" text:style-name="Internet_20_link" text:visited-style-name="Visited_20_Internet_20_Link"><text:span text:style-name="T7">https://github.com/wummel/linkchecker/blob/master/doc/install.txt</text:span></text:a><text:span text:style-name="T7">.</text:span></text:p>
      <text:p text:style-name="P23"/>
      <text:p text:style-name="P38">Install Curl </text:p>
      <text:p text:style-name="P20">All installation are available on the following URL: <text:a xlink:type="simple" xlink:href="https://www.luminanetworks.com/docs-lsc-610/Topics/SDN_Controller_Software_Installation_Guide/Appendix/Installing_cURL_for_Ubuntu_1.html" text:style-name="Internet_20_link" text:visited-style-name="Visited_20_Internet_20_Link"><text:span text:style-name="T13">https://www.luminanetworks.com/docs-lsc-610/Topics/SDN_Controller_Software_Installation_Guide/Appendix/Installing_cURL_for_Ubuntu_1.html</text:span></text:a></text:p>
      <text:p text:style-name="P1"><text:a xlink:type="simple" xlink:href="https://curl.haxx.se/download.html" text:style-name="Internet_20_link" text:visited-style-name="Visited_20_Internet_20_Link"><text:span text:style-name="T6">https://curl.haxx.se/download.html</text:span></text:a><text:span text:style-name="T6">.</text:span></text:p>
      <text:p text:style-name="P22"/>
      <text:p text:style-name="P40">Import LinkFixer.WebHome.xar in the XWiki </text:p>
      <text:p text:style-name="P28"><text:span text:style-name="T45">Download LinkFixer.WebHome.xar file from the following URL: </text:span><text:a xlink:type="simple" xlink:href="https://github.com/EdmundsOzolins/LinkFixer/blob/master/LinkFixer.WebHome.xar" text:style-name="Internet_20_link" text:visited-style-name="Visited_20_Internet_20_Link"><text:span text:style-name="T31">https://github.com/EdmundsOzolins/LinkFixer/blob/master/LinkFixer.WebHome.xar</text:span></text:a><text:span text:style-name="T31">.</text:span></text:p>
      <text:p text:style-name="P30"><text:span text:style-name="T30">Import LinkFixer.WebHome.xar in the Xwiki. All import instructions are available on the following URL: </text:span><text:a xlink:type="simple" xlink:href="https://www.xwiki.org/xwiki/bin/view/Documentation/AdminGuide/ImportExport" text:style-name="Internet_20_link" text:visited-style-name="Visited_20_Internet_20_Link"><text:span text:style-name="T30">https://www.xwiki.org/xwiki/bin/view/Documentation/AdminGuide/ImportExport</text:span></text:a><text:span text:style-name="T30">.</text:span></text:p>
      <text:p text:style-name="P28"/>
      <text:p text:style-name="P28"/>
      <text:p text:style-name="P41">User Access</text:p>
      <text:p text:style-name="P32">Ensure that there are necessary rights to change the links </text:p>
      <text:p text:style-name="P25">Use [your_site]/xwiki/bin/view/LinkFixer/GUI for fixing broken links</text:p>
      <text:list xml:id="list6220613052472288457" text:style-name="L3">
        <text:list-header>
          <text:p text:style-name="P59"/>
        </text:list-header>
      </text:list>
      <text:p text:style-name="P45">Using the system</text:p>
      <text:p text:style-name="P10"/>
      <text:p text:style-name="P39">How are the different links fixed.</text:p>
      <text:p text:style-name="P31">The table below explains how are the different links fixed.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6">Name</text:p>
          </table:table-cell>
          <table:table-cell table:style-name="Table1.A1" office:value-type="string">
            <text:p text:style-name="P46">Description</text:p>
          </table:table-cell>
          <table:table-cell table:style-name="Table1.A1" office:value-type="string">
            <text:p text:style-name="P46">Xwiki syntax</text:p>
          </table:table-cell>
          <table:table-cell table:style-name="Table1.D1" office:value-type="string">
            <text:p text:style-name="P46">Fix</text:p>
          </table:table-cell>
        </table:table-row>
        <table:table-row>
          <table:table-cell table:style-name="Table1.A2" office:value-type="string">
            <text:p text:style-name="P47">Implicit URL</text:p>
          </table:table-cell>
          <table:table-cell table:style-name="Table1.A2" office:value-type="string">
            <text:p text:style-name="P47">Converts to url automatically</text:p>
          </table:table-cell>
          <table:table-cell table:style-name="Table1.A2" office:value-type="string">
            <text:p text:style-name="P47">url</text:p>
          </table:table-cell>
          <table:table-cell table:style-name="Table1.D2" office:value-type="string">
            <text:p text:style-name="P47">Delete</text:p>
          </table:table-cell>
        </table:table-row>
        <table:table-row>
          <table:table-cell table:style-name="Table1.A2" office:value-type="string">
            <text:p text:style-name="P47">Explicit URL</text:p>
          </table:table-cell>
          <table:table-cell table:style-name="Table1.A2" office:value-type="string">
            <text:p text:style-name="P47">As implicit, but with extra [[]]</text:p>
          </table:table-cell>
          <table:table-cell table:style-name="Table1.A2" office:value-type="string">
            <text:p text:style-name="P47">[[url]]</text:p>
          </table:table-cell>
          <table:table-cell table:style-name="Table1.D2" office:value-type="string">
            <text:p text:style-name="P47">Delete</text:p>
          </table:table-cell>
        </table:table-row>
        <table:table-row>
          <table:table-cell table:style-name="Table1.A2" office:value-type="string">
            <text:p text:style-name="P47">URL with label</text:p>
          </table:table-cell>
          <table:table-cell table:style-name="Table1.A2" office:value-type="string">
            <text:p text:style-name="P47">Link which is hidden by custom label</text:p>
          </table:table-cell>
          <table:table-cell table:style-name="Table1.A2" office:value-type="string">
            <text:p text:style-name="P47">[[label&gt;&gt;url]]</text:p>
          </table:table-cell>
          <table:table-cell table:style-name="Table1.D2" office:value-type="string">
            <text:p text:style-name="P47">Change to label name</text:p>
          </table:table-cell>
        </table:table-row>
        <table:table-row>
          <table:table-cell table:style-name="Table1.A2" office:value-type="string">
            <text:p text:style-name="P48">Link to email address</text:p>
          </table:table-cell>
          <table:table-cell table:style-name="Table1.A2" office:value-type="string">
            <text:p text:style-name="P48">Like URL with label, but with mailto:</text:p>
          </table:table-cell>
          <table:table-cell table:style-name="Table1.A2" office:value-type="string">
            <text:p text:style-name="P48">[[email&gt;&gt;mailto:email]]</text:p>
          </table:table-cell>
          <table:table-cell table:style-name="Table1.D2" office:value-type="string">
            <text:p text:style-name="P48">Change to email</text:p>
          </table:table-cell>
        </table:table-row>
        <table:table-row>
          <table:table-cell table:style-name="Table1.A2" office:value-type="string">
            <text:p text:style-name="P49">Link to <text:span text:style-name="T46">image</text:span></text:p>
          </table:table-cell>
          <table:table-cell table:style-name="Table1.A2" office:value-type="string">
            <text:p text:style-name="P49">A link to some <text:span text:style-name="T46">image</text:span></text:p>
          </table:table-cell>
          <table:table-cell table:style-name="Table1.A2" office:value-type="string">
            <text:p text:style-name="P49">[[<text:span text:style-name="T46">image</text:span>:<text:span text:style-name="T46">url]]</text:span></text:p>
          </table:table-cell>
          <table:table-cell table:style-name="Table1.D2" office:value-type="string">
            <text:p text:style-name="P50">Delete</text:p>
          </table:table-cell>
        </table:table-row>
        <table:table-row>
          <table:table-cell table:style-name="Table1.A2" office:value-type="string">
            <text:p text:style-name="P50">Link on an image</text:p>
          </table:table-cell>
          <table:table-cell table:style-name="Table1.A2" office:value-type="string">
            <text:p text:style-name="P50">Clicking this image results in following a link</text:p>
          </table:table-cell>
          <table:table-cell table:style-name="Table1.A2" office:value-type="string">
            <text:p text:style-name="P50">[[image:url<text:span text:style-name="T47">1</text:span>&gt;&gt;url<text:span text:style-name="T47">2</text:span>]]</text:p>
          </table:table-cell>
          <table:table-cell table:style-name="Table1.D2" office:value-type="string">
            <text:p text:style-name="P51">Delete</text:p>
          </table:table-cell>
        </table:table-row>
        <table:table-row>
          <table:table-cell table:style-name="Table1.A2" office:value-type="string">
            <text:p text:style-name="P52">Attachment</text:p>
          </table:table-cell>
          <table:table-cell table:style-name="Table1.A2" office:value-type="string">
            <text:p text:style-name="P52">Attaches some file</text:p>
          </table:table-cell>
          <table:table-cell table:style-name="Table1.A2" office:value-type="string">
            <text:p text:style-name="P52">[[attach:file]]</text:p>
          </table:table-cell>
          <table:table-cell table:style-name="Table1.D2" office:value-type="string">
            <text:p text:style-name="P52">Replace with name of file</text:p>
          </table:table-cell>
        </table:table-row>
        <table:table-row>
          <table:table-cell table:style-name="Table1.A2" office:value-type="string">
            <text:p text:style-name="P52">Link that opens in a new window</text:p>
          </table:table-cell>
          <table:table-cell table:style-name="Table1.A2" office:value-type="string">
            <text:p text:style-name="P52">Clicking on the link will open it in a new page</text:p>
          </table:table-cell>
          <table:table-cell table:style-name="Table1.A2" office:value-type="string">
            <text:p text:style-name="P52">[[<text:span text:style-name="T48">url||target=”_blank”]]</text:span></text:p>
          </table:table-cell>
          <table:table-cell table:style-name="Table1.D2" office:value-type="string">
            <text:p text:style-name="P52">Delete</text:p>
          </table:table-cell>
        </table:table-row>
        <table:table-row>
          <table:table-cell table:style-name="Table1.A2" office:value-type="string">
            <text:p text:style-name="P53">An url link</text:p>
          </table:table-cell>
          <table:table-cell table:style-name="Table1.A2" office:value-type="string">
            <text:p text:style-name="P53">url</text:p>
          </table:table-cell>
          <table:table-cell table:style-name="Table1.A2" office:value-type="string">
            <text:p text:style-name="P53">[[url:url]]</text:p>
          </table:table-cell>
          <table:table-cell table:style-name="Table1.D2" office:value-type="string">
            <text:p text:style-name="P53">Delete</text:p>
          </table:table-cell>
        </table:table-row>
      </table:table>
      <text:p text:style-name="P13"/>
      <text:p text:style-name="P24">The picture below shows how LinFixer Web Application <text:span text:style-name="T50">looks like.</text:span></text:p>
      <text:p text:style-name="P26">Picture http://localhost:8080/xwiki/bin/view/LinkFixer/GUI/</text:p>
      <text:p text:style-name="P15"/>
      <text:p text:style-name="P1"><text:span text:style-name="T1">Parameter Value </text:span><text:span text:style-name="Strong_20_Emphasis"><text:span text:style-name="T1">Include warnings</text:span></text:span></text:p>
      <text:p text:style-name="P3"><text:span text:style-name="Strong_20_Emphasis"><text:span text:style-name="T2">Yes</text:span></text:span><text:span text:style-name="Strong_20_Emphasis"><text:span text:style-name="T9"> <text:s/>- include warnin</text:span></text:span><text:span text:style-name="Strong_20_Emphasis"><text:span text:style-name="T10">gs.</text:span></text:span></text:p>
      <text:p text:style-name="P3"><text:span text:style-name="Strong_20_Emphasis"><text:span text:style-name="T2">No</text:span></text:span><text:span text:style-name="Strong_20_Emphasis"><text:span text:style-name="T9"> <text:s/>- only error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6">Output file</text:span></text:span></text:p>
      <text:p text:style-name="P5"><text:span text:style-name="Strong_20_Emphasis"><text:span text:style-name="T23">V</text:span></text:span><text:span text:style-name="Strong_20_Emphasis"><text:span text:style-name="T22">alid file output types are </text:span></text:span><text:span text:style-name="Strong_20_Emphasis"><text:span text:style-name="T37">text, html, sql, csv, gml, dot, xml, sitemap, none</text:span></text:span><text:span text:style-name="Strong_20_Emphasis"><text:span text:style-name="T22"> or </text:span></text:span><text:span text:style-name="Strong_20_Emphasis"><text:span text:style-name="T37">blacklist</text:span></text:span><text:span text:style-name="Strong_20_Emphasis"><text:span text:style-name="T22">. Default is no file output. <text:s/>Note that you can suppress all console output with the option </text:span></text:span><text:span text:style-name="Strong_20_Emphasis"><text:span text:style-name="T37">none</text:span></text:span><text:span text:style-name="Strong_20_Emphasis"><text:span text:style-name="T22">.</text:span></text:span></text:p>
      <text:p text:style-name="P54"><text:span text:style-name="Strong_20_Emphasis"><text:span text:style-name="T40">t</text:span></text:span><text:span text:style-name="Strong_20_Emphasis"><text:span text:style-name="T39">ext - </text:span></text:span>Standard text logger, logging URLs in keyword: argument fashion. </text:p>
      <text:p text:style-name="List_20_Heading"><text:span text:style-name="T44">h</text:span><text:span text:style-name="T34">tml - </text:span>Log URLs in keyword: argument fashion, formatted as HTML. Additionally has links to the referenced pages. Invalid URLs have HTML and CSS syntax check links appended. </text:p>
      <text:p text:style-name="List_20_Heading"><text:span text:style-name="T44">c</text:span><text:span text:style-name="T34">sv - </text:span>Log check result in CSV format with one URL per line. </text:p>
      <text:p text:style-name="List_20_Heading"><text:span text:style-name="T44">g</text:span><text:span text:style-name="T34">ml - </text:span>Log parent-child relations between linked URLs as a GML sitemap graph. </text:p>
      <text:p text:style-name="List_20_Heading"><text:span text:style-name="T44">d</text:span><text:span text:style-name="T34">ot - </text:span>Log parent-child relations between linked URLs as a DOT sitemap graph. </text:p>
      <text:p text:style-name="List_20_Heading"><text:span text:style-name="T44">g</text:span><text:span text:style-name="T34">xml - </text:span>Log check result as a GraphXML sitemap graph. </text:p>
      <text:p text:style-name="List_20_Heading"><text:span text:style-name="T44">x</text:span><text:span text:style-name="T34">ml - </text:span>Log check result as machine-readable XML. </text:p>
      <text:p text:style-name="List_20_Heading"><text:span text:style-name="T44">s</text:span><text:span text:style-name="T34">itemap - </text:span>Log check result as an XML sitemap whose protocol is documented at <text:a xlink:type="simple" xlink:href="http://www.sitemaps.org/protocol.html" text:style-name="Internet_20_link" text:visited-style-name="Visited_20_Internet_20_Link"><text:span text:style-name="T34">http://www.sitemaps.org/protocol.html</text:span></text:a>. </text:p>
      <text:p text:style-name="List_20_Heading"><text:span text:style-name="T44">s</text:span><text:span text:style-name="T34">ql - </text:span>Log check result as SQL script with INSERT commands. An example script to create the initial SQL table is included as create.sql. </text:p>
      <text:p text:style-name="List_20_Heading"><text:span text:style-name="T44">b</text:span><text:span text:style-name="T34">lacklist <text:s/>- </text:span>Suitable for cron jobs. Logs the check result into a file <text:span text:style-name="T34">~/.linkchecker/blacklist</text:span> which only contains entries with invalid URLs and the number of times they have failed. </text:p>
      <text:p text:style-name="List_20_Heading"><text:soft-page-break/><text:span text:style-name="T44">n</text:span><text:span text:style-name="T34">one - </text:span>Logs nothing. Suitable for debugging or checking the exit code. </text:p>
      <text:p text:style-name="P4"><text:span text:style-name="Strong_20_Emphasis"><text:span text:style-name="T41"/></text:span></text:p>
      <text:p text:style-name="P4"><text:span text:style-name="Strong_20_Emphasis"><text:span text:style-name="T52">Recursion depth</text:span></text:span></text:p>
      <text:p text:style-name="P6"><text:span text:style-name="Strong_20_Emphasis"><text:span text:style-name="T23">Check recursively all links up to given depth. A negative depth will enable infinite recursion. </text:span></text:span>The maximum recursion level must not be exceeded. </text:p>
      <text:p text:style-name="P5"><text:span text:style-name="Strong_20_Emphasis"><text:span text:style-name="T23"/></text:span></text:p>
      <text:p text:style-name="P4"><text:span text:style-name="Strong_20_Emphasis"><text:span text:style-name="T41"/></text:span></text:p>
      <text:p text:style-name="P1"><text:span text:style-name="Strong_20_Emphasis"><text:span text:style-name="T36">Number of threads</text:span></text:span></text:p>
      <text:p text:style-name="P7"><text:span text:style-name="Strong_20_Emphasis"><text:span text:style-name="T24">Ge</text:span></text:span><text:span text:style-name="Strong_20_Emphasis"><text:span text:style-name="T22">nerate no more than the given number of threads. Default number of threads is 100. To disable threading specify a non-positive number.</text:span></text:span></text:p>
      <text:p text:style-name="P2"><text:span text:style-name="Strong_20_Emphasis"><text:span text:style-name="T42"/></text:span></text:p>
      <text:p text:style-name="P1"><text:span text:style-name="Strong_20_Emphasis"><text:span text:style-name="T38">Number of noFollow links</text:span></text:span></text:p>
      <text:p text:style-name="P1"><text:span text:style-name="Strong_20_Emphasis"><text:span text:style-name="T21">Check but do not recurse into URLs matching the given regular expression. </text:span></text:span></text:p>
      <text:p text:style-name="P2"><text:span text:style-name="Strong_20_Emphasis"><text:span text:style-name="T42"/></text:span></text:p>
      <text:p text:style-name="P1"><text:span text:style-name="Strong_20_Emphasis"><text:span text:style-name="T38">Linkchecker result file</text:span></text:span></text:p>
      <text:p text:style-name="P55"><text:span text:style-name="Strong_20_Emphasis"><text:span text:style-name="T25">Create a new file <text:s/>and copy file path into the “Linkchecker result file”. The file type should be the same as “Output file”.</text:span></text:span></text:p>
      <text:p text:style-name="P2"><text:span text:style-name="Strong_20_Emphasis"><text:span text:style-name="T42"/></text:span></text:p>
      <text:p text:style-name="P1"><text:span text:style-name="Strong_20_Emphasis"><text:span text:style-name="T38">Domain to fix</text:span></text:span></text:p>
      <text:p text:style-name="P56"><text:span text:style-name="Strong_20_Emphasis"><text:span text:style-name="T27">Link of domain to fix.</text:span></text:span></text:p>
      <text:p text:style-name="P2"><text:span text:style-name="Strong_20_Emphasis"><text:span text:style-name="T41"/></text:span></text:p>
      <text:p text:style-name="P57">Submit and abort</text:p>
      <text:p text:style-name="P58">Click on “Submit” button and wait. “Abort” button – abort the process.</text:p>
      <text:p text:style-name="P42"/>
      <text:p text:style-name="P57">LinkFix</text:p>
      <text:p text:style-name="P58">Click on “LinkFix” button <text:span text:style-name="T53">to fix broken links.</text:span></text:p>
      <text:p text:style-name="P33"/>
      <text:p text:style-name="P25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46:23.089666892</meta:creation-date>
    <dc:date>2019-08-28T09:48:21.022644668</dc:date>
    <meta:editing-duration>PT13M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7" meta:paragraph-count="133" meta:word-count="823" meta:character-count="5600" meta:non-whitespace-character-count="4866"/>
  </office:meta>
</office:document-meta>
</file>